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ealth and Illnesses</text:span></text:h>
      <text:h text:style-name="Heading_20_4" text:outline-level="4"><text:span text:style-name="Strong_20_Emphasis">1. Importance of Health</text:span></text:h>
      <text:list text:style-name="L1">
        <text:list-item>
          <text:p text:style-name="P1"><text:span text:style-name="Strong_20_Emphasis">Definition of Health:</text:span> Health is a state of complete physical, mental, and social well-being, not merely the absence of disease or infirmity. </text:p>
        </text:list-item>
        <text:list-item>
          <text:p text:style-name="P1"><text:span text:style-name="Strong_20_Emphasis">Determinants of Health:</text:span> Genetics, lifestyle choices, environmental factors, and access to healthcare influence overall health. </text:p>
        </text:list-item>
        <text:list-item>
          <text:p text:style-name="P2"><text:span text:style-name="Strong_20_Emphasis">Global Health Systems:</text:span> Different countries have varying healthcare systems, ranging from universal healthcare to private insurance-based systems. </text:p>
        </text:list-item>
      </text:list>
      <text:h text:style-name="Heading_20_4" text:outline-level="4"><text:span text:style-name="Strong_20_Emphasis">2. Common Health Issues</text:span></text:h>
      <text:list text:style-name="L2">
        <text:list-item>
          <text:p text:style-name="P3"><text:span text:style-name="Strong_20_Emphasis">Chronic Diseases:</text:span> </text:p>
          <text:list>
            <text:list-item>
              <text:p text:style-name="P3"><text:span text:style-name="Strong_20_Emphasis">Heart Disease:</text:span> Leading cause of death globally, often linked to lifestyle factors such as poor diet, lack of exercise, and smoking. </text:p>
            </text:list-item>
            <text:list-item>
              <text:p text:style-name="P3"><text:span text:style-name="Strong_20_Emphasis">Diabetes:</text:span> Affects millions worldwide, especially due to rising obesity rates and poor diet. </text:p>
            </text:list-item>
            <text:list-item>
              <text:p text:style-name="P3"><text:span text:style-name="Strong_20_Emphasis">Cancer:</text:span> Various types, including lung, breast, and colorectal cancer, are leading causes of death worldwide. </text:p>
            </text:list-item>
          </text:list>
        </text:list-item>
        <text:list-item>
          <text:p text:style-name="P3"><text:span text:style-name="Strong_20_Emphasis">Infectious Diseases:</text:span> </text:p>
          <text:list>
            <text:list-item>
              <text:p text:style-name="P3"><text:span text:style-name="Strong_20_Emphasis">COVID-19:</text:span> A global pandemic that has drastically affected public health, economies, and daily life. </text:p>
            </text:list-item>
            <text:list-item>
              <text:p text:style-name="P3"><text:span text:style-name="Strong_20_Emphasis">HIV/AIDS:</text:span> A major global health issue, particularly in sub-Saharan Africa, requiring education, prevention, and treatment programs. </text:p>
            </text:list-item>
            <text:list-item>
              <text:p text:style-name="P4"><text:span text:style-name="Strong_20_Emphasis">Malaria, Tuberculosis (TB), and Hepatitis:</text:span> Still prevalent in many parts of the world, often affecting poorer regions with limited healthcare resources. </text:p>
            </text:list-item>
          </text:list>
        </text:list-item>
      </text:list>
      <text:h text:style-name="Heading_20_4" text:outline-level="4"><text:span text:style-name="Strong_20_Emphasis">3. Mental Health</text:span></text:h>
      <text:list text:style-name="L3">
        <text:list-item>
          <text:p text:style-name="P5"><text:span text:style-name="Strong_20_Emphasis">Prevalence:</text:span> Mental health disorders, such as depression, anxiety, and stress-related conditions, are increasing worldwide. </text:p>
        </text:list-item>
        <text:list-item>
          <text:p text:style-name="P5"><text:span text:style-name="Strong_20_Emphasis">Factors Influencing Mental Health:</text:span> Genetics, environmental stressors, trauma, lifestyle, and social isolation can all contribute to mental health issues. </text:p>
        </text:list-item>
        <text:list-item>
          <text:p text:style-name="P5"><text:span text:style-name="Strong_20_Emphasis">Importance of Mental Well-being:</text:span> Mental health is closely linked to overall physical health, and untreated mental health conditions can lead to serious physical illnesses. </text:p>
        </text:list-item>
        <text:list-item>
          <text:p text:style-name="P5"><text:span text:style-name="Strong_20_Emphasis">Mental Health Stigma:</text:span> In many societies, mental health issues are stigmatized, which can prevent people from seeking help. </text:p>
        </text:list-item>
        <text:list-item>
          <text:p text:style-name="P6"><text:span text:style-name="Strong_20_Emphasis">Solutions:</text:span> Increased awareness, access to mental health care, and reducing stigma are critical in addressing the mental health crisis. </text:p>
        </text:list-item>
      </text:list>
      <text:h text:style-name="Heading_20_4" text:outline-level="4"><text:span text:style-name="Strong_20_Emphasis">4. Preventative Healthcare</text:span></text:h>
      <text:list text:style-name="L4">
        <text:list-item>
          <text:p text:style-name="P7"><text:span text:style-name="Strong_20_Emphasis">Vaccination:</text:span> Prevents numerous diseases, including measles, influenza, polio, and HPV, which can lead to cancer. </text:p>
        </text:list-item>
        <text:list-item>
          <text:p text:style-name="P7"><text:soft-page-break/><text:span text:style-name="Strong_20_Emphasis">Healthy Lifestyle Choices:</text:span> Regular physical activity, a balanced diet, and avoiding smoking and excessive alcohol consumption can prevent many chronic diseases. </text:p>
        </text:list-item>
        <text:list-item>
          <text:p text:style-name="P7"><text:span text:style-name="Strong_20_Emphasis">Screenings:</text:span> Early detection through screenings (e.g., mammograms, colonoscopies, blood pressure checks) can catch health issues before they become severe. </text:p>
        </text:list-item>
        <text:list-item>
          <text:p text:style-name="P8"><text:span text:style-name="Strong_20_Emphasis">Education:</text:span> Promoting healthy living, proper hygiene, and preventative care through education can reduce the incidence of both communicable and non-communicable diseases. </text:p>
        </text:list-item>
      </text:list>
      <text:h text:style-name="Heading_20_4" text:outline-level="4"><text:span text:style-name="Strong_20_Emphasis">5. Global Health Challenges</text:span></text:h>
      <text:list text:style-name="L5">
        <text:list-item>
          <text:p text:style-name="P9"><text:span text:style-name="Strong_20_Emphasis">Access to Healthcare:</text:span> In many parts of the world, particularly in low-income countries, there is limited access to quality healthcare. </text:p>
          <text:list>
            <text:list-item>
              <text:p text:style-name="P9"><text:span text:style-name="Strong_20_Emphasis">Solutions:</text:span> Expanding healthcare infrastructure, increasing health education, and improving access to essential medications. </text:p>
            </text:list-item>
          </text:list>
        </text:list-item>
        <text:list-item>
          <text:p text:style-name="P9"><text:span text:style-name="Strong_20_Emphasis">Antimicrobial Resistance (AMR):</text:span> The overuse and misuse of antibiotics is leading to the development of antibiotic-resistant bacteria, which is a growing global threat. </text:p>
          <text:list>
            <text:list-item>
              <text:p text:style-name="P9"><text:span text:style-name="Strong_20_Emphasis">Solutions:</text:span> Responsible prescription of antibiotics, better infection control practices, and research into alternative treatments. </text:p>
            </text:list-item>
          </text:list>
        </text:list-item>
        <text:list-item>
          <text:p text:style-name="P9"><text:span text:style-name="Strong_20_Emphasis">Health Inequalities:</text:span> Disparities in health outcomes based on socioeconomic status, geography, and race can create significant public health challenges. </text:p>
          <text:list>
            <text:list-item>
              <text:p text:style-name="P10"><text:span text:style-name="Strong_20_Emphasis">Solutions:</text:span> Addressing social determinants of health, improving access to care, and reducing health inequities. </text:p>
            </text:list-item>
          </text:list>
        </text:list-item>
      </text:list>
      <text:h text:style-name="Heading_20_4" text:outline-level="4"><text:span text:style-name="Strong_20_Emphasis">6. Current Trends in Health</text:span></text:h>
      <text:list text:style-name="L6">
        <text:list-item>
          <text:p text:style-name="P11"><text:span text:style-name="Strong_20_Emphasis">Technological Advancements in Healthcare:</text:span> </text:p>
          <text:list>
            <text:list-item>
              <text:p text:style-name="P11"><text:span text:style-name="Strong_20_Emphasis">Telemedicine:</text:span> The use of digital tools to provide remote consultations, especially important in rural and underserved areas. </text:p>
            </text:list-item>
            <text:list-item>
              <text:p text:style-name="P11"><text:span text:style-name="Strong_20_Emphasis">Wearable Health Tech:</text:span> Devices like fitness trackers and smartwatches that monitor physical activity, heart rate, and other vital signs. </text:p>
            </text:list-item>
            <text:list-item>
              <text:p text:style-name="P11"><text:span text:style-name="Strong_20_Emphasis">Artificial Intelligence (AI) in Healthcare:</text:span> AI is used for diagnosing diseases, drug discovery, and personalized treatment plans. </text:p>
            </text:list-item>
          </text:list>
        </text:list-item>
        <text:list-item>
          <text:p text:style-name="P11"><text:span text:style-name="Strong_20_Emphasis">Aging Population:</text:span> As life expectancy increases, countries are seeing a larger proportion of elderly people, which presents challenges for healthcare systems in terms of care and resources. </text:p>
          <text:list>
            <text:list-item>
              <text:p text:style-name="P12"><text:span text:style-name="Strong_20_Emphasis">Solutions:</text:span> Developing geriatric care services, providing affordable long-term care, and addressing age-related health issues (e.g., dementia, arthritis). </text:p>
            </text:list-item>
          </text:list>
        </text:list-item>
      </text:list>
      <text:h text:style-name="Heading_20_4" text:outline-level="4"><text:span text:style-name="Strong_20_Emphasis">7. Global Health Organizations</text:span></text:h>
      <text:list text:style-name="L7">
        <text:list-item>
          <text:p text:style-name="P13"><text:span text:style-name="Strong_20_Emphasis">World Health Organization (WHO):</text:span> Provides leadership on global health matters, sets international health standards, and monitors health trends. </text:p>
        </text:list-item>
        <text:list-item>
          <text:p text:style-name="P13"><text:span text:style-name="Strong_20_Emphasis">Centers for Disease Control and Prevention (CDC):</text:span> Focuses on public health and disease prevention, particularly in the U.S. </text:p>
        </text:list-item>
        <text:list-item>
          <text:p text:style-name="P14"><text:span text:style-name="Strong_20_Emphasis">Doctors Without Borders (Médecins Sans Frontières):</text:span> Provides medical aid in conflict zones and regions affected by disasters or epidemics. </text:p>
        </text:list-item>
      </text:list>
      <text:h text:style-name="Heading_20_4" text:outline-level="4"><text:soft-page-break/><text:span text:style-name="Strong_20_Emphasis">8. Innovations in Healthcare</text:span></text:h>
      <text:list text:style-name="L8">
        <text:list-item>
          <text:p text:style-name="P15"><text:span text:style-name="Strong_20_Emphasis">Gene Therapy:</text:span> Emerging treatments that aim to treat or prevent diseases by modifying genes. </text:p>
        </text:list-item>
        <text:list-item>
          <text:p text:style-name="P15"><text:span text:style-name="Strong_20_Emphasis">Immunotherapy:</text:span> A promising treatment for cancer that uses the body’s immune system to fight cancer cells. </text:p>
        </text:list-item>
        <text:list-item>
          <text:p text:style-name="P16"><text:span text:style-name="Strong_20_Emphasis">Stem Cell Research:</text:span> Offers potential for treating a variety of diseases and injuries, from spinal cord injuries to heart disease. </text:p>
        </text:list-item>
      </text:list>
      <text:h text:style-name="Heading_20_4" text:outline-level="4"><text:span text:style-name="Strong_20_Emphasis">9. Global Health Priorities</text:span></text:h>
      <text:list text:style-name="L9">
        <text:list-item>
          <text:p text:style-name="P17"><text:span text:style-name="Strong_20_Emphasis">Universal Health Coverage (UHC):</text:span> Ensuring that everyone, everywhere can access the healthcare services they need without financial hardship. </text:p>
        </text:list-item>
        <text:list-item>
          <text:p text:style-name="P18"><text:span text:style-name="Strong_20_Emphasis">Sustainable Development Goals (SDGs):</text:span> The United Nations' SDGs include targets related to health, such as reducing maternal mortality, ending epidemics, and achieving universal health coverage by 2030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15:49.206228200</meta:creation-date>
    <dc:date>2025-03-18T20:16:51.756594700</dc:date>
    <meta:editing-duration>PT1M2S</meta:editing-duration>
    <meta:editing-cycles>1</meta:editing-cycles>
    <meta:document-statistic meta:table-count="0" meta:image-count="0" meta:object-count="0" meta:page-count="3" meta:paragraph-count="50" meta:word-count="760" meta:character-count="5437" meta:non-whitespace-character-count="4728"/>
    <meta:generator>LibreOffice/25.2.1.2$Windows_X86_64 LibreOffice_project/d3abf4aee5fd705e4a92bba33a32f40bc4e56f49</meta:generator>
  </office:meta>
</office:document-meta>
</file>